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el" fo:country="GR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language="el" fo:country="GR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l" fo:country="GR"/>
    </style:style>
    <style:style style:name="T5" style:family="text">
      <style:text-properties fo:font-size="13pt" fo:language="el" fo:country="GR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language="en" fo:country="US" style:text-underline-style="none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Τεχνολογίες Εφαρμογών Διαδικτύου</text:p>
      <text:p text:style-name="P1"/>
      <text:p text:style-name="P3">Εφαρμογή Ηλεκτρονικών Δημοπρασιών στον Παγκόσμιο Ιστό</text:p>
      <text:p text:style-name="P2"/>
      <text:p text:style-name="P5"><text:tab/><text:span text:style-name="T4">Ακολουθώντας τις απαιτήσεις της εργασίας εργαστήκαμε πάνω στις λειτουργίες που πρέπει να εξυπηρετεί η εφαρμογή. Δεν επικεντρωθήκαμε μόνο στη χρήση των τεχνολογιών αλλά και στην σχεδίαση της εφαρμογής διατηρώντας μινιμαλιστική σχεδίαση στις διάφορες ιστοσελίδες.</text:span></text:p>
      <text:p text:style-name="P5"><text:span text:style-name="T4"/></text:p>
      <text:p text:style-name="P5"><text:span text:style-name="T4"><text:tab/>Στο νωτιαίο άκρο χρησιμοποιήσαμε τη βιβλιοθήκη της <text:s/></text:span><text:span text:style-name="T3">Java Spring Boot </text:span><text:span text:style-name="T4">που αποτελεί διεπαφή </text:span><text:span text:style-name="T2">REST API </text:span><text:span text:style-name="T4">και στο μετωπιαίο άκρο τις βιβλιοθήκες της </text:span><text:span text:style-name="T3">Javascript React </text:span><text:span text:style-name="T4">και </text:span><text:span text:style-name="T3">Redux</text:span><text:span text:style-name="T2">.</text:span></text:p>
      <text:p text:style-name="P5"><text:span text:style-name="T2"/></text:p>
      <text:p text:style-name="P6">Οργάνωση αρχείων:</text:p>
      <text:p text:style-name="P6"><text:tab/>Ο αρχικός φάκελος χωρίζεται στον bid-app-backend και στον <text:span text:style-name="T2">bid-app-frontend. </text:span>Ο πρώτος <text:tab/>περιέχει τις κατάλληλες κλάσεις για τη λειτουργία του <text:span text:style-name="T2">backend </text:span>και ο δεύτερος τα <text:span text:style-name="T2">components </text:span>για το <text:span text:style-name="T2">frontend.</text:span></text:p>
      <text:p text:style-name="P6"><text:span text:style-name="T2"/></text:p>
      <text:p text:style-name="P6">Σχόλια-Παραδοχές:</text:p>
      <text:list xml:id="list1764497535856940248" text:style-name="L1">
        <text:list-item>
          <text:list>
            <text:list-item>
              <text:p text:style-name="P7">Στη σελίδα εμφάνισης των δημοπρασιών παρουσιάζονται μόνο οι ενεργές δημοπρασίες για τους χρήστες και όλες για τον διαχειριστή.</text:p>
            </text:list-item>
            <text:list-item>
              <text:p text:style-name="P7">Ως ενεργές δημοπορασίες θεωρούνται αυτές που δεν έχει λήξει ο χρόνος ή δεν υπάρχει χρήστης με <text:span text:style-name="T2">bid </text:span>μεγαλύτερο του <text:span text:style-name="T2">Buy_Price.</text:span></text:p>
            </text:list-item>
            <text:list-item>
              <text:p text:style-name="P7">Υπάρχει μέρινα για την περίπτωση λαθών με την εμφάνιση κατάλληλων μηνυμάτων όπως π.χ. Ο ιδιοκτήτης μιας δημοπρασίας να μην κάνει <text:span text:style-name="T2">Bid </text:span>σε δικό του προιόν.</text:p>
            </text:list-item>
            <text:list-item>
              <text:p text:style-name="P7">Στη σελίδα των μηνυμάτων ένας χρήστης μπορεί να στείλει μήνυμα μόνο σε κάποιον που έχει συναλλαγή π.χ. Ως <text:span text:style-name="T2">bidder </text:span>που έχει κερδίσει μία δημοπορασία.</text:p>
            </text:list-item>
            <text:list-item>
              <text:p text:style-name="P7">Οι <text:span text:style-name="T2">sellers </text:span>μπορούν να κάνουν <text:span text:style-name="T2">bid </text:span>σε άλλες δημοπρασίες.</text:p>
            </text:list-item>
            <text:list-item>
              <text:p text:style-name="P8">Bonus</text:p>
            </text:list-item>
            <text:list-item>
              <text:p text:style-name="P8">Xml</text:p>
            </text:list-item>
          </text:list>
        </text:list-item>
      </text:list>
      <text:p text:style-name="P5"><text:span text:style-name="T4"/></text:p>
      <text:p text:style-name="P5"/>
      <text:p text:style-name="P5"><text:span text:style-name="T4"/></text:p>
      <text:p text:style-name="P5"><text:span text:style-name="T4"/></text:p>
      <text:p text:style-name="P5"><text:span text:style-name="T4">Λειτουργίες που ζητούνται στην εκφώνηση και δεν αναφέρονται εδώ έχουν </text:span><text:span text:style-name="T2">υλοποιηθεί</text:span><text:span text:style-name="T4"> όπως ζητούνται.</text:span></text:p>
      <text:p text:style-name="P5"/>
      <text:p text:style-name="P10"><text:span text:style-name="T5">Η εφαρμογή βρίσκεται και στο </text:span><text:a xlink:type="simple" xlink:href="https://github.com/johnkalog/BidApp" text:style-name="Internet_20_link" text:visited-style-name="Visited_20_Internet_20_Link">https://github.com/johnkalog/BidApp</text:a><text:span text:style-name="T2"> </text:span><text:span text:style-name="T5">χωρίς βέβαια τα </text:span><text:span text:style-name="T6">node_modules </text:span><text:span text:style-name="T5">γιατι είχαν μεγάλο μέγεθος.</text:span></text:p>
      <text:p text:style-name="P10"><text:span text:style-name="T5"/></text:p>
      <text:p text:style-name="P10"><text:span text:style-name="T5">Η εργασία χωρίστηκε σε κομμάτια ανάλογα με τις γνώσεις είχε ο καθένας αλλά όλοι εργαστήκαμε στα περισσότερα σημεία για να αντιμετωπίσουμε προβλήματα και παραδοχές που χρειάζονταν.</text:span></text:p>
      <text:p text:style-name="P5"/>
      <text:p text:style-name="P5"><text:soft-page-break/>Φοιτητές:</text:p>
      <text:p text:style-name="P5"><text:span text:style-name="T1"><text:tab/>Καλογερόπουλος Ιωάννης 1115201500057</text:span></text:p>
      <text:p text:style-name="P5"><text:span text:style-name="T1"><text:tab/>Κότσι Ηρακλή 1115201500073</text:span></text:p>
      <text:p text:style-name="P5"><text:span text:style-name="T1"><text:tab/>Παπασωτηρίου Ηλίας 1115201500123</text:span></text:p>
      <text:p text:style-name="P9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Kal</meta:initial-creator>
    <meta:creation-date>2019-09-26T20:45:27.52</meta:creation-date>
    <dc:date>2019-09-26T21:58:23.98</dc:date>
    <dc:creator>John Kal</dc:creator>
    <meta:editing-duration>PT1H12M52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2" meta:paragraph-count="22" meta:word-count="268" meta:character-count="1865"/>
  </office:meta>
</office:document-meta>
</file>